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имеры ввода для задач по кривым и поверхностям:</text:p>
      <text:p text:style-name="Standard"/>
      <text:p text:style-name="Standard">Если нужно ввести матрицу:</text:p>
      <text:p text:style-name="Standard"><draw:frame draw:style-name="fr1" draw:name="Объект1" text:anchor-type="as-char" svg:width="2.348cm" svg:height="2.353cm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Standard">Пишем:</text:p>
      <text:p text:style-name="Standard">1/s(2)<text:tab/>-3/(2*s(3))</text:p>
      <text:p text:style-name="Standard">-4/s(7)<text:tab/> s(2)</text:p>
      <text:p text:style-name="Standard"/>
      <text:p text:style-name="Standard">То же для вектора... Можно вводить и десятичные числа: 6.23456789</text:p>
      <text:p text:style-name="Standard">То же в задаче с квадратичными формами …....</text:p>
      <text:p text:style-name="Standard">Если нужно ввести канонический вид:</text:p>
      <text:p text:style-name="Standard"><draw:frame draw:style-name="fr2" draw:name="Объект2" text:anchor-type="as-char" svg:y="0cm" svg:width="2.441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Пишем: x^2 + y^2 + z = 0</text:p>
      <text:p text:style-name="Standard"/>
      <text:p text:style-name="Standard">Количество пробелов не важно … <text:span text:style-name="T1">Но ВАЖНО, что правая часть всегда = 0, важен порядок и регистр x, y, z, ВАЖНО что положительный индекс инерции должен быть <text:s/>не меньше отрицательного (для кривых и поверхностей) и положительные квадраты идут перед отрицательными. Нулевые квадраты в конце.</text:span> Такое представление канонического вида единственно.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 </meta:initial-creator>
    <meta:creation-date>2009-11-17T19:40:53</meta:creation-date>
    <dc:date>2009-11-19T22:03:21</dc:date>
    <dc:creator>Ar </dc:creator>
    <meta:editing-duration>PT02H06M28S</meta:editing-duration>
    <meta:editing-cycles>6</meta:editing-cycles>
    <meta:generator>OpenOffice.org/3.1$Linux OpenOffice.org_project/310m19$Build-9420</meta:generator>
    <meta:document-statistic meta:table-count="0" meta:image-count="0" meta:object-count="2" meta:page-count="1" meta:paragraph-count="13" meta:word-count="98" meta:character-count="6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frac>
              <math:mn>1</math:mn>
              <math:msqrt>
                <math:mn>2</math:mn>
              </math:msqrt>
            </math:mfrac>
          </math:mtd>
          <math:mtd>
            <math:mfrac>
              <math:mrow>
                <math:mo math:stretchy="false">−</math:mo>
                <math:mn>3</math:mn>
              </math:mrow>
              <math:mrow>
                <math:mn>2</math:mn>
                <math:msqrt>
                  <math:mn>3</math:mn>
                </math:msqrt>
              </math:mrow>
            </math:mfrac>
          </math:mtd>
        </math:mtr>
        <math:mtr>
          <math:mtd>
            <math:mfrac>
              <math:mrow>
                <math:mo math:stretchy="false">−</math:mo>
                <math:mn>4</math:mn>
              </math:mrow>
              <math:msqrt>
                <math:mn>7</math:mn>
              </math:msqrt>
            </math:mfrac>
          </math:mtd>
          <math:mtd>
            <math:msqrt>
              <math:mn>2</math:mn>
            </math:msqrt>
          </math:mtd>
        </math:mtr>
      </math:mtable>
    </math:mfenced>
    <math:annotation math:encoding="StarMath 5.0"> left({matrix{1 over sqrt{2} # -3 over {2 sqrt{3}} ## -4 over sqrt{7} # sqrt{2}}}right)
 
 
 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n>2</math:mn>
          </math:msup>
          <math:mo math:stretchy="false">+</math:mo>
          <math:msup>
            <math:mi>y</math:mi>
            <math:mn>2</math:mn>
          </math:msup>
        </math:mrow>
        <math:mo math:stretchy="false">+</math:mo>
        <math:mi>z</math:mi>
      </math:mrow>
      <math:mo math:stretchy="false">=</math:mo>
      <math:mn>0</math:mn>
    </math:mrow>
    <math:annotation math:encoding="StarMath 5.0">x^2 + y^2 +z = 0
</math:annotation>
  </math:semantics>
</math:math>
</file>